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ystem-ui" svg:font-family="system-ui, apple-system, 'Segoe UI', Roboto, Ubuntu, Cantarell, 'Noto Sans', sans-serif, Ari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paragraph-properties fo:text-align="center" style:justify-single-word="false"/>
      <style:text-properties officeooo:rsid="0001794f" officeooo:paragraph-rsid="0001794f"/>
    </style:style>
    <style:style style:name="P2" style:family="paragraph" style:parent-style-name="Quotations">
      <style:paragraph-properties fo:margin-top="0in" fo:margin-bottom="0.0382in" loext:contextual-spacing="false" fo:line-height="100%" fo:text-align="end" style:justify-single-word="false"/>
      <style:text-properties officeooo:paragraph-rsid="00049482"/>
    </style:style>
    <style:style style:name="P3" style:family="paragraph" style:parent-style-name="Text_20_body">
      <style:text-properties officeooo:paragraph-rsid="00049482"/>
    </style:style>
    <style:style style:name="P4" style:family="paragraph" style:parent-style-name="Title">
      <style:text-properties officeooo:rsid="0001794f" officeooo:paragraph-rsid="0001794f"/>
    </style:style>
    <style:style style:name="P5" style:family="paragraph" style:parent-style-name="Text_20_body">
      <style:text-properties officeooo:rsid="000343a3" officeooo:paragraph-rsid="00066471"/>
    </style:style>
    <style:style style:name="T1" style:family="text">
      <style:text-properties officeooo:rsid="000343a3"/>
    </style:style>
    <style:style style:name="T2" style:family="text">
      <style:text-properties fo:font-variant="normal" fo:text-transform="none" fo:color="#000000" style:font-name="system-ui" fo:font-size="9.60000038146973pt" fo:letter-spacing="normal" fo:font-style="normal" fo:font-weight="normal"/>
    </style:style>
    <style:style style:name="T3" style:family="text">
      <style:text-properties fo:font-variant="normal" fo:text-transform="none" fo:color="#000000" style:font-name="system-ui" fo:font-size="9.60000038146973pt" fo:letter-spacing="normal" fo:font-style="normal" fo:font-weight="normal" fo:background-color="#ffffff" loext:char-shading-value="0"/>
    </style:style>
    <style:style style:name="T4" style:family="text">
      <style:text-properties fo:font-variant="normal" fo:text-transform="none" fo:color="#000000" style:font-name="system-ui" fo:font-size="9.60000038146973pt" fo:letter-spacing="normal" fo:font-style="normal" fo:font-weight="normal" officeooo:rsid="00049482"/>
    </style:style>
    <style:style style:name="T5" style:family="text">
      <style:text-properties fo:color="#000000"/>
    </style:style>
    <style:style style:name="T6" style:family="text">
      <style:text-properties officeooo:rsid="0009b8be"/>
    </style:style>
    <style:style style:name="T7" style:family="text">
      <style:text-properties officeooo:rsid="000b6885"/>
    </style:style>
    <style:style style:name="T8" style:family="text">
      <style:text-properties officeooo:rsid="000db62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ust</text:p>
      <text:p text:style-name="P2"><text:tab/><text:tab/><text:tab/><text:tab/><text:tab/><text:tab/><text:tab/>“<text:span text:style-name="T2">As a prisoner for the Lord, then, I urge you <text:tab/><text:tab/><text:tab/><text:tab/><text:tab/><text:tab/>to live a life worthy of the calling you have received.”</text:span><text:span text:style-name="T4"> </text:span></text:p>
      <text:p text:style-name="P2"><text:span text:style-name="T3">Ephesians 4:1</text:span><text:span text:style-name="T5"> </text:span></text:p>
      <text:p text:style-name="P1">1.</text:p>
      <text:p text:style-name="P3"><text:tab/>“<text:span text:style-name="T1">Shall you step on board sir?</text:span>” <text:span text:style-name="T1">asked the conductor</text:span></text:p>
      <text:p text:style-name="P5"><text:tab/>Adam lifted his head, and looked at the machine.</text:p>
      <text:p text:style-name="P5"><text:tab/>“Certainly” he replied.</text:p>
      <text:p text:style-name="P5"><text:tab/>Adam picked up the hat lying next to him on the bench and stood up. He took a few steps towards the entrance of the zeppelin but could not force himself to go in. He wanted to take <text:span text:style-name="T6">in the</text:span> moment, to take it all in one last time, he wanted to carry it all in his memory for as long as he could. <text:span text:style-name="T7">He looked back and the grand entrance of the station and stepped out once again for one last time. From the steps he looked to it, the majestic city in the clouds Akeldama, the city of machines.</text:span></text:p>
      <text:p text:style-name="P5"><text:tab/><text:span text:style-name="T8">From where he stood he could clearly see the mayoral house, the whole complex contained within one platform</text:span></text:p>
      <text:p text:style-name="P5"><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ystem-ui" svg:font-family="system-ui, apple-system, 'Segoe UI', Roboto, Ubuntu, Cantarell, 'Noto Sans', sans-serif, Ari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2-05-22T23:30:55.788000000</dc:date>
    <meta:editing-duration>PT27M47S</meta:editing-duration>
    <meta:editing-cycles>8</meta:editing-cycles>
    <meta:document-statistic meta:table-count="0" meta:image-count="0" meta:object-count="0" meta:page-count="1" meta:paragraph-count="10" meta:word-count="165" meta:character-count="858" meta:non-whitespace-character-count="681"/>
  </office:meta>
</office:document-meta>
</file>